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Tableau17" style:family="table">
      <style:table-properties style:width="16.011cm" table:align="margins" style:writing-mode="lr-tb"/>
    </style:style>
    <style:style style:name="Tableau17.A" style:family="table-column">
      <style:table-column-properties style:column-width="3.971cm" style:rel-column-width="16253*"/>
    </style:style>
    <style:style style:name="Tableau17.B" style:family="table-column">
      <style:table-column-properties style:column-width="12.04cm" style:rel-column-width="49282*"/>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7.3" style:family="table-row">
      <style:table-row-properties style:min-row-height="2.949cm"/>
    </style:style>
    <style:style style:name="Tableau18" style:family="table">
      <style:table-properties style:width="16.011cm" table:align="margins" style:writing-mode="lr-tb"/>
    </style:style>
    <style:style style:name="Tableau18.A" style:family="table-column">
      <style:table-column-properties style:column-width="16.011cm" style:rel-column-width="65535*"/>
    </style:style>
    <style:style style:name="Tableau18.A1" style:family="table-cell">
      <style:table-cell-properties fo:padding="0cm" fo:border="none"/>
    </style:style>
    <style:style style:name="Tableau18.2" style:family="table-row">
      <style:table-row-properties style:min-row-height="12.053cm"/>
    </style:style>
    <style:style style:name="Tableau18.A2" style:family="table-cell">
      <style:table-cell-properties fo:padding="0.097cm" fo:border-left="0.002cm solid #000000" fo:border-right="0.002cm solid #000000" fo:border-top="none" fo:border-bottom="0.002cm solid #000000"/>
    </style:style>
    <style:style style:name="Tableau1" style:family="table">
      <style:table-properties style:width="15.954cm" fo:margin-left="0.039cm" fo:margin-right="0.018cm" table:align="margins" style:writing-mode="lr-tb"/>
    </style:style>
    <style:style style:name="Tableau1.A" style:family="table-column">
      <style:table-column-properties style:column-width="3.466cm" style:rel-column-width="14235*"/>
    </style:style>
    <style:style style:name="Tableau1.B" style:family="table-column">
      <style:table-column-properties style:column-width="12.488cm" style:rel-column-width="51300*"/>
    </style:style>
    <style:style style:name="Tableau1.1" style:family="table-row">
      <style:table-row-properties style:min-row-height="0.635cm"/>
    </style:style>
    <style:style style:name="Tableau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B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 style:family="table">
      <style:table-properties style:width="16cm" fo:margin-left="0.012cm" fo:margin-right="-0.002cm" table:align="margins" style:writing-mode="lr-tb"/>
    </style:style>
    <style:style style:name="Tableau14.A" style:family="table-column">
      <style:table-column-properties style:column-width="2.221cm" style:rel-column-width="9097*"/>
    </style:style>
    <style:style style:name="Tableau14.B" style:family="table-column">
      <style:table-column-properties style:column-width="2.999cm" style:rel-column-width="12284*"/>
    </style:style>
    <style:style style:name="Tableau14.C" style:family="table-column">
      <style:table-column-properties style:column-width="10.781cm" style:rel-column-width="44154*"/>
    </style:style>
    <style:style style:name="Tableau14.1" style:family="table-row">
      <style:table-row-properties style:min-row-height="0.635cm"/>
    </style:style>
    <style:style style:name="Tableau1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4.C1" style:family="table-cell">
      <style:table-cell-properties style:vertical-align="top" fo:padding-left="0.123cm" fo:padding-right="0.123cm" fo:padding-top="0cm" fo:padding-bottom="0cm" fo:border="0.002cm solid #000000"/>
    </style:style>
    <style:style style:name="Tableau1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4.C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4.6" style:family="table-row">
      <style:table-row-properties style:min-row-height="0.591cm"/>
    </style:style>
    <style:style style:name="Tableau14.A7" style:family="table-cell">
      <style:table-cell-properties fo:padding-left="0.123cm" fo:padding-right="0.123cm" fo:padding-top="0cm" fo:padding-bottom="0cm" fo:border-left="0.002cm solid #000000" fo:border-right="none" fo:border-top="none" fo:border-bottom="0.002cm solid #000000"/>
    </style:style>
    <style:style style:name="Tableau14.C7" style:family="table-cell">
      <style:table-cell-properties fo:padding-left="0.123cm" fo:padding-right="0.123cm" fo:padding-top="0cm" fo:padding-bottom="0cm" fo:border-left="0.002cm solid #000000" fo:border-right="0.002cm solid #000000" fo:border-top="none" fo:border-bottom="0.002cm solid #000000"/>
    </style:style>
    <style:style style:name="Tableau4" style:family="table">
      <style:table-properties style:width="15.981cm" fo:margin-left="0.026cm" fo:margin-right="0.004cm" table:align="margins" style:writing-mode="lr-tb"/>
    </style:style>
    <style:style style:name="Tableau4.A" style:family="table-column">
      <style:table-column-properties style:column-width="13.018cm" style:rel-column-width="53381*"/>
    </style:style>
    <style:style style:name="Tableau4.B" style:family="table-column">
      <style:table-column-properties style:column-width="2.963cm" style:rel-column-width="1215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16" style:family="table">
      <style:table-properties style:width="15.981cm" fo:margin-left="0.026cm" fo:margin-right="0.004cm" table:align="margins" style:writing-mode="lr-tb"/>
    </style:style>
    <style:style style:name="Tableau16.A" style:family="table-column">
      <style:table-column-properties style:column-width="13.018cm" style:rel-column-width="53381*"/>
    </style:style>
    <style:style style:name="Tableau16.B" style:family="table-column">
      <style:table-column-properties style:column-width="2.963cm" style:rel-column-width="12154*"/>
    </style:style>
    <style:style style:name="Tableau16.1" style:family="table-row">
      <style:table-row-properties style:min-row-height="0.635cm"/>
    </style:style>
    <style:style style:name="Tableau16.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6.B1" style:family="table-cell">
      <style:table-cell-properties style:vertical-align="top" fo:padding-left="0.123cm" fo:padding-right="0.123cm" fo:padding-top="0cm" fo:padding-bottom="0cm" fo:border="0.002cm solid #000000"/>
    </style:style>
    <style:style style:name="Tableau16.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16.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style:letter-kerning="true" style:font-size-asian="26pt"/>
    </style:style>
    <style:style style:name="P2" style:family="paragraph" style:parent-style-name="Standard">
      <style:paragraph-properties fo:text-align="center" style:justify-single-word="false"/>
      <style:text-properties fo:font-size="14pt" style:letter-kerning="true" style:font-size-asian="14pt" style:font-size-complex="14pt"/>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style>
    <style:style style:name="P6" style:family="paragraph" style:parent-style-name="Table_20_Heading">
      <style:text-properties fo:font-weight="bold" style:font-weight-asian="bold" style:font-weight-complex="bold"/>
    </style:style>
    <style:style style:name="P7" style:family="paragraph" style:parent-style-name="Heading_20_2">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ext_20_body_20_comment">
      <style:text-properties fo:font-style="italic" style:font-style-asian="italic"/>
    </style:style>
    <style:style style:name="P10" style:family="paragraph" style:parent-style-name="Table_20_Heading">
      <style:paragraph-properties fo:background-color="#ccccff">
        <style:background-image/>
      </style:paragraph-properties>
    </style:style>
    <style:style style:name="P11" style:family="paragraph" style:parent-style-name="Standard">
      <style:paragraph-properties fo:keep-with-next="always"/>
      <style:text-properties fo:font-weight="bold" style:font-weight-asian="bold"/>
    </style:style>
    <style:style style:name="P12" style:family="paragraph" style:parent-style-name="Heading_20_2">
      <style:paragraph-properties fo:break-before="page"/>
    </style:style>
    <style:style style:name="P13" style:family="paragraph" style:parent-style-name="Heading_20_3">
      <style:paragraph-properties fo:margin-left="0cm" fo:margin-right="0cm" fo:text-indent="0cm" style:auto-text-indent="false"/>
    </style:style>
    <style:style style:name="P14" style:family="paragraph" style:parent-style-name="Standard">
      <style:paragraph-properties fo:margin-left="1.27cm" fo:margin-right="0cm" fo:text-indent="-1.27cm" style:auto-text-indent="false"/>
    </style:style>
    <style:style style:name="P15" style:family="paragraph" style:parent-style-name="WW-Corps_20_de_20_texte_20_3">
      <style:paragraph-properties fo:margin-left="1.27cm" fo:margin-right="0cm" fo:text-indent="-1.27cm" style:auto-text-indent="false" style:text-autospace="ideograph-alpha"/>
    </style:style>
    <style:style style:name="P16" style:family="paragraph" style:parent-style-name="Standard">
      <style:paragraph-properties fo:margin-left="1.016cm" fo:margin-right="0cm" fo:text-indent="-1.016cm" style:auto-text-indent="false"/>
    </style:style>
    <style:style style:name="P17" style:family="paragraph" style:parent-style-name="Standard">
      <style:paragraph-properties fo:margin-left="1.016cm" fo:margin-right="0cm" fo:text-indent="-1.016cm" style:auto-text-indent="false"/>
      <style:text-properties fo:font-style="italic" style:font-style-asian="italic" style:font-style-complex="italic"/>
    </style:style>
    <style:style style:name="P18" style:family="paragraph" style:parent-style-name="Standard">
      <style:paragraph-properties fo:margin-left="1.016cm" fo:margin-right="0cm" fo:text-indent="-1.016cm" style:auto-text-indent="false"/>
      <style:text-properties fo:font-weight="bold" style:font-weight-asian="bold"/>
    </style:style>
    <style:style style:name="P19" style:family="paragraph" style:parent-style-name="WW-Corps_20_de_20_texte_20_3">
      <style:paragraph-properties fo:margin-left="1.016cm" fo:margin-right="0cm" fo:text-indent="-1.016cm" style:auto-text-indent="false" style:text-autospace="ideograph-alpha"/>
    </style:style>
    <style:style style:name="P20" style:family="paragraph" style:parent-style-name="Heading_20_3">
      <style:paragraph-properties fo:margin-left="0.053cm" fo:margin-right="0cm" fo:text-indent="0cm" style:auto-text-indent="false"/>
    </style:style>
    <style:style style:name="P21" style:family="paragraph" style:parent-style-name="Text_20_body">
      <style:paragraph-properties fo:margin-top="0.499cm" fo:margin-bottom="0.199cm"/>
      <style:text-properties fo:font-size="12pt" fo:font-weight="bold"/>
    </style:style>
    <style:style style:name="P22" style:family="paragraph" style:parent-style-name="Standard">
      <style:paragraph-properties fo:margin-left="1.27cm" fo:margin-right="0cm" fo:text-indent="-1.27cm" style:auto-text-indent="false"/>
    </style:style>
    <style:style style:name="P23" style:family="paragraph" style:parent-style-name="Title" style:master-page-name="First_20_Pag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1">CAHIER DES CHARGES</text:p>
      <text:p text:style-name="P1"/>
      <text:p text:style-name="P2">Version :</text:p>
      <text:p text:style-name="P2"/>
      <text:p text:style-name="P2">Date : <text:s/></text:p>
      <text:p text:style-name="Text_20_body"/>
      <table:table table:name="Tableau17" table:style-name="Tableau17">
        <table:table-column table:style-name="Tableau17.A"/>
        <table:table-column table:style-name="Tableau17.B"/>
        <table:table-header-rows>
          <table:table-row>
            <table:table-cell table:style-name="Tableau17.A1" office:value-type="string">
              <text:p text:style-name="P6">Client</text:p>
            </table:table-cell>
            <table:table-cell table:style-name="Tableau17.B1" office:value-type="string">
              <text:p text:style-name="P6">Prestataire</text:p>
            </table:table-cell>
          </table:table-row>
        </table:table-header-rows>
        <table:table-row>
          <table:table-cell table:style-name="Tableau17.A2" office:value-type="string">
            <text:p text:style-name="Table_20_Contents"/>
          </table:table-cell>
          <table:table-cell table:style-name="Tableau17.B2" office:value-type="string">
            <text:p text:style-name="Table_20_Contents">nom1 :</text:p>
            <text:p text:style-name="Table_20_Contents">nom2 :</text:p>
            <text:p text:style-name="Table_20_Contents">nom3 :</text:p>
          </table:table-cell>
        </table:table-row>
        <table:table-row table:style-name="Tableau17.3">
          <table:table-cell table:style-name="Tableau17.B2" table:number-columns-spanned="2" office:value-type="string">
            <text:h text:style-name="P7" text:outline-level="2" text:is-list-header="true">Cahier des charges approuvé dans sa version <text:s text:c="4"/></text:h>
            <text:h text:style-name="Heading_20_2" text:outline-level="2" text:is-list-header="true"><text:span text:style-name="T2">le <text:s text:c="4"/>/ <text:s text:c="3"/>/ <text:s text:c="9"/>par</text:span> </text:h>
            <text:p text:style-name="P8"/>
            <text:p text:style-name="P8"/>
            <text:p text:style-name="P8"/>
          </table:table-cell>
          <table:covered-table-cell/>
        </table:table-row>
      </table:table>
      <text:p text:style-name="P9"/>
      <table:table table:name="Tableau18" table:style-name="Tableau18">
        <table:table-column table:style-name="Tableau18.A"/>
        <table:table-header-rows>
          <table:table-row>
            <table:table-cell table:style-name="Tableau18.A1" office:value-type="string">
              <text:p text:style-name="P10">zone réservée</text:p>
            </table:table-cell>
          </table:table-row>
        </table:table-header-rows>
        <table:table-row table:style-name="Tableau18.2">
          <table:table-cell table:style-name="Tableau18.A2" office:value-type="string">
            <text:p text:style-name="Table_20_Contents"/>
          </table:table-cell>
        </table:table-row>
      </table:table>
      <text:p text:style-name="P9"/>
      <text:p text:style-name="P9"/>
      <text:h text:style-name="Heading_20_1" text:outline-level="1">Introduction</text:h>
      <text:h text:style-name="Heading_20_2" text:outline-level="2">Objet du document</text:h>
      <text:p text:style-name="Standard">Ce document décrit <text:span text:style-name="T1">tous</text:span> les services que doivent rendre le produit et ses livrables et toutes les exigences qu'ils doivent satisfaire.</text:p>
      <text:h text:style-name="Heading_20_2" text:outline-level="2">Portée du document</text:h>
      <text:p text:style-name="Standard">Ce document est destiné à formaliser le besoin du client <text:s text:c="18"/>dans le cadre du projet <text:s text:c="16"/>. </text:p>
      <text:h text:style-name="Heading_20_2" text:outline-level="2">Terminologie</text:h>
      <text:p text:style-name="P3"/>
      <text:p text:style-name="Standard"/>
      <table:table table:name="Tableau1" table:style-name="Tableau1">
        <table:table-column table:style-name="Tableau1.A"/>
        <table:table-column table:style-name="Tableau1.B"/>
        <table:table-header-rows>
          <table:table-row table:style-name="Tableau1.1">
            <table:table-cell table:style-name="Tableau1.A1" office:value-type="string">
              <text:p text:style-name="P5">Terme</text:p>
            </table:table-cell>
            <table:table-cell table:style-name="Tableau1.B1" office:value-type="string">
              <text:p text:style-name="P5">Description</text:p>
            </table:table-cell>
          </table:table-row>
        </table:table-header-rows>
        <table:table-row table:style-name="Tableau1.1">
          <table:table-cell table:style-name="Tableau1.A2" office:value-type="string">
            <text:p text:style-name="Standard"/>
            <text:p text:style-name="Standard"/>
            <text:p text:style-name="Standard"/>
          </table:table-cell>
          <table:table-cell table:style-name="Tableau1.B2" office:value-type="string">
            <text:p text:style-name="Standard"/>
            <text:p text:style-name="Standard"/>
            <text:p text:style-name="Standard"/>
            <text:p text:style-name="Standard"/>
          </table:table-cell>
        </table:table-row>
        <table:table-row table:style-name="Tableau1.1">
          <table:table-cell table:style-name="Tableau1.A2" office:value-type="string">
            <text:p text:style-name="Standard"/>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
            <text:p text:style-name="Standard"/>
            <text:p text:style-name="Standard"/>
            <text:p text:style-name="Standard"/>
          </table:table-cell>
          <table:table-cell table:style-name="Tableau1.B2" office:value-type="string">
            <text:p text:style-name="Standard"/>
          </table:table-cell>
        </table:table-row>
        <table:table-row table:style-name="Tableau1.1">
          <table:table-cell table:style-name="Tableau1.A2" office:value-type="string">
            <text:p text:style-name="Standard">Produit</text:p>
          </table:table-cell>
          <table:table-cell table:style-name="Tableau1.B2" office:value-type="string">
            <text:p text:style-name="Standard">Terme générique désignant l’objet de la demande du client. Il recouvre aussi bien un système qu’un service, sans préjuger de la part de logiciel et de matériel intervenant dans la réalisation.</text:p>
            <text:p text:style-name="Standard"/>
          </table:table-cell>
        </table:table-row>
      </table:table>
      <text:p text:style-name="Standard"/>
      <text:h text:style-name="Heading_20_2" text:outline-level="2">Abréviations</text:h>
      <text:p text:style-name="P3"/>
      <text:p text:style-name="P3"/>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11">Abréviations</text:p>
            </table:table-cell>
            <table:table-cell table:style-name="Tableau14.A1" office:value-type="string">
              <text:p text:style-name="P11">Signification</text:p>
            </table:table-cell>
            <table:table-cell table:style-name="Tableau14.C1" office:value-type="string">
              <text:p text:style-name="P11">Libellé</text:p>
            </table:table-cell>
          </table:table-row>
        </table:table-header-rows>
        <table:table-row table:style-name="Tableau14.1">
          <table:table-cell table:style-name="Tableau14.A2" office:value-type="string">
            <text:p text:style-name="Standard"/>
            <text:p text:style-name="Standard"/>
          </table:table-cell>
          <table:table-cell table:style-name="Tableau14.A2" office:value-type="string">
            <text:p text:style-name="Standard"/>
          </table:table-cell>
          <table:table-cell table:style-name="Tableau14.C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A2" office:value-type="string">
            <text:p text:style-name="Standard"/>
          </table:table-cell>
          <table:table-cell table:style-name="Tableau14.C2" office:value-type="string">
            <text:p text:style-name="Standard"/>
          </table:table-cell>
        </table:table-row>
        <table:table-row table:style-name="Tableau14.1">
          <table:table-cell table:style-name="Tableau14.A2" office:value-type="string">
            <text:p text:style-name="Standard"/>
            <text:p text:style-name="Standard"/>
          </table:table-cell>
          <table:table-cell table:style-name="Tableau14.A2" office:value-type="string">
            <text:p text:style-name="Standard"/>
          </table:table-cell>
          <table:table-cell table:style-name="Tableau14.C2" office:value-type="string">
            <text:p text:style-name="Standard"/>
          </table:table-cell>
        </table:table-row>
        <table:table-row table:style-name="Tableau14.1">
          <table:table-cell table:style-name="Tableau14.A2" office:value-type="string">
            <text:p text:style-name="P4">VIT</text:p>
          </table:table-cell>
          <table:table-cell table:style-name="Tableau14.A2" office:value-type="string">
            <text:p text:style-name="P4">Vitale</text:p>
          </table:table-cell>
          <table:table-cell table:style-name="Tableau14.C2" office:value-type="string">
            <text:p text:style-name="P4">Exigences fonctionnelles ou non fonctionnelles indispensables</text:p>
          </table:table-cell>
        </table:table-row>
        <table:table-row table:style-name="Tableau14.6">
          <table:table-cell table:style-name="Tableau14.A2" office:value-type="string">
            <text:p text:style-name="P4">IMP</text:p>
          </table:table-cell>
          <table:table-cell table:style-name="Tableau14.A2" office:value-type="string">
            <text:p text:style-name="P4">Importante</text:p>
          </table:table-cell>
          <table:table-cell table:style-name="Tableau14.C2" office:value-type="string">
            <text:p text:style-name="P4">Exigences souhaitées mais non exigées</text:p>
          </table:table-cell>
        </table:table-row>
        <table:table-row table:style-name="Tableau14.1">
          <table:table-cell table:style-name="Tableau14.A7" office:value-type="string">
            <text:p text:style-name="P4">MIN</text:p>
          </table:table-cell>
          <table:table-cell table:style-name="Tableau14.A7" office:value-type="string">
            <text:p text:style-name="P4">Mineure</text:p>
          </table:table-cell>
          <table:table-cell table:style-name="Tableau14.C7" office:value-type="string">
            <text:p text:style-name="P4">Exigences non exigées immédiatement, mais qui devront être prises en compte ultérieurement par le produit (impact sur l'évolutivité)</text:p>
          </table:table-cell>
        </table:table-row>
      </table:table>
      <text:p text:style-name="P3"/>
      <text:p text:style-name="P3"/>
      <text:h text:style-name="Heading_20_1" text:outline-level="1">Les objectifs du produit</text:h>
      <text:h text:style-name="Heading_20_2" text:outline-level="2">Définition du produit</text:h>
      <text:p text:style-name="P3"/>
      <text:p text:style-name="P3"/>
      <text:p text:style-name="P3"/>
      <text:p text:style-name="P3"/>
      <text:p text:style-name="P3"/>
      <text:p text:style-name="P3"/>
      <text:p text:style-name="P3"/>
      <text:p text:style-name="P3"/>
      <text:h text:style-name="Heading_20_2" text:outline-level="2">Contexte économique du produit</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Contexte d’exploitation du produit</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Exigences sur le produit<text:bookmark-start text:name="_Ref462634616"/></text:h>
      <text:h text:style-name="Heading_20_2" text:outline-level="2">Capacités Fonctionnelles</text:h>
      <text:h text:style-name="Heading_20_3" text:outline-level="3">Description des fonctionnalités</text:h>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h text:style-name="P13" text:outline-level="3"><text:bookmark-start text:name="_Ref480802508"/>Interopérabilité<text:bookmark-end text:name="_Ref480802508"/></text:h>
      <text:p text:style-name="P14"/>
      <text:p text:style-name="P14"/>
      <text:p text:style-name="P14"/>
      <text:p text:style-name="P14"/>
      <text:p text:style-name="P14"/>
      <text:p text:style-name="P14"/>
      <text:p text:style-name="P14"/>
      <text:p text:style-name="P14"/>
      <text:p text:style-name="P14"/>
      <text:p text:style-name="P14"/>
      <text:p text:style-name="P14"/>
      <text:h text:style-name="P13" text:outline-level="3">Conformité réglementaire</text:h>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p text:style-name="Text_20_body_20_comment"/>
      <text:h text:style-name="Heading_20_2" text:outline-level="2">Exigences non fonctionnelles</text:h>
      <text:h text:style-name="Heading_20_3" text:outline-level="3">Fiabilité</text:h>
      <text:p text:style-name="P16"/>
      <text:p text:style-name="P16"/>
      <text:p text:style-name="P16"/>
      <text:p text:style-name="P16"/>
      <text:h text:style-name="P20" text:outline-level="3">Sécurité</text:h>
      <text:p text:style-name="P15"/>
      <text:p text:style-name="P15"/>
      <text:p text:style-name="P15"/>
      <text:p text:style-name="P15"/>
      <text:h text:style-name="Heading_20_3" text:outline-level="3"><text:bookmark-start text:name="_Ref463945932"/>Facilité d’utilisation<text:bookmark-end text:name="_Ref463945932"/></text:h>
      <text:p text:style-name="P19"/>
      <text:p text:style-name="P19"/>
      <text:p text:style-name="P19"/>
      <text:p text:style-name="P19"/>
      <text:p text:style-name="P19"/>
      <text:h text:style-name="Heading_20_3" text:outline-level="3">Rendement</text:h>
      <text:p text:style-name="P16"/>
      <text:p text:style-name="P16"/>
      <text:p text:style-name="P16"/>
      <text:p text:style-name="P16"/>
      <text:p text:style-name="P16"/>
      <text:p text:style-name="P16"/>
      <text:p text:style-name="P16"/>
      <text:p text:style-name="P16"/>
      <text:h text:style-name="Heading_20_3" text:outline-level="3"><text:bookmark-start text:name="_Ref480284659"/>Maintenabilité<text:bookmark-end text:name="_Ref480284659"/></text:h>
      <text:p text:style-name="P17"/>
      <text:p text:style-name="P17"/>
      <text:p text:style-name="P17"/>
      <text:p text:style-name="P17"/>
      <text:p text:style-name="P17"/>
      <text:p text:style-name="P17"/>
      <text:p text:style-name="P17"/>
      <text:h text:style-name="Heading_20_3" text:outline-level="3">Portabilité</text:h>
      <text:p text:style-name="P9"/>
      <text:p text:style-name="P9"/>
      <text:p text:style-name="P9"/>
      <text:p text:style-name="P9"/>
      <text:p text:style-name="P9"/>
      <text:h text:style-name="Heading_20_2" text:outline-level="2">Exigences concernant le développement du produit</text:h>
      <text:h text:style-name="Heading_20_3" text:outline-level="3">Objectifs de délais</text:h>
      <text:p text:style-name="Text_20_body_20_comment"/>
      <text:p text:style-name="Text_20_body_20_comment"/>
      <text:p text:style-name="Text_20_body_20_comment"/>
      <text:p text:style-name="Text_20_body_20_comment"/>
      <text:p text:style-name="Text_20_body_20_comment"/>
      <text:h text:style-name="Heading_20_3" text:outline-level="3">Objectifs de coûts</text:h>
      <text:p text:style-name="Text_20_body_20_comment"/>
      <text:p text:style-name="Text_20_body_20_comment"/>
      <text:p text:style-name="Text_20_body_20_comment"/>
      <text:p text:style-name="Text_20_body_20_comment"/>
      <text:p text:style-name="Text_20_body_20_comment"/>
      <text:h text:style-name="Heading_20_3" text:outline-level="3">Exigences de réalisation</text:h>
      <text:p text:style-name="Text_20_body_20_comment"/>
      <text:p text:style-name="Text_20_body_20_comment"/>
      <text:p text:style-name="Text_20_body_20_comment"/>
      <text:p text:style-name="Text_20_body_20_comment"/>
      <text:p text:style-name="Text_20_body_20_comment"/>
      <text:p text:style-name="Text_20_body_20_comment"/>
      <text:h text:style-name="Heading_20_1" text:outline-level="1"><text:bookmark-end text:name="_Ref462634616"/><text:bookmark-start text:name="_Ref463950305"/>Synthèse des Exigences<text:bookmark-end text:name="_Ref463950305"/></text:h>
      <text:h text:style-name="Heading_20_2" text:outline-level="2"><text:bookmark-start text:name="_Ref462631390"/>Hiérarchisation des exigences<text:bookmark-end text:name="_Ref462631390"/> fonctionnelles</text:h>
      <text:p text:style-name="P21"/>
      <table:table table:name="Tableau4" table:style-name="Tableau4">
        <table:table-column table:style-name="Tableau4.A"/>
        <table:table-column table:style-name="Tableau4.B"/>
        <table:table-row table:style-name="Tableau4.1">
          <table:table-cell table:style-name="Tableau4.A1" office:value-type="string">
            <text:p text:style-name="P18">Nom fonction</text:p>
          </table:table-cell>
          <table:table-cell table:style-name="Tableau4.B1" office:value-type="string">
            <text:p text:style-name="P5">Importance</text:p>
          </table:table-cell>
        </table:table-row>
        <table:table-row table:style-name="Tableau4.1">
          <table:table-cell table:style-name="Tableau4.A2" office:value-type="string">
            <text:p text:style-name="Standard"><text:s/></text:p>
          </table:table-cell>
          <table:table-cell table:style-name="Tableau4.B2" office:value-type="string">
            <text:p text:style-name="Standard"><text:s/></text:p>
          </table:table-cell>
        </table:table-row>
        <table:table-row table:style-name="Tableau4.1">
          <table:table-cell table:style-name="Tableau4.A2" office:value-type="string">
            <text:p text:style-name="Standard"><text:s/></text:p>
          </table:table-cell>
          <table:table-cell table:style-name="Tableau4.B2" office:value-type="string">
            <text:p text:style-name="Standard"><text:s/></text:p>
          </table:table-cell>
        </table:table-row>
        <table:table-row table:style-name="Tableau4.1">
          <table:table-cell table:style-name="Tableau4.A2" office:value-type="string">
            <text:p text:style-name="Standard"><text:s/></text:p>
          </table:table-cell>
          <table:table-cell table:style-name="Tableau4.B2" office:value-type="string">
            <text:p text:style-name="Standard"><text:s/></text:p>
          </table:table-cell>
        </table:table-row>
        <table:table-row table:style-name="Tableau4.1">
          <table:table-cell table:style-name="Tableau4.A2" office:value-type="string">
            <text:p text:style-name="Standard"/>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row table:style-name="Tableau4.1">
          <table:table-cell table:style-name="Tableau4.A2" office:value-type="string">
            <text:p text:style-name="Standard"/>
          </table:table-cell>
          <table:table-cell table:style-name="Tableau4.B2" office:value-type="string">
            <text:p text:style-name="Standard"/>
          </table:table-cell>
        </table:table-row>
      </table:table>
      <text:h text:style-name="Heading_20_2" text:outline-level="2" text:is-list-header="true"/>
      <text:h text:style-name="P12" text:outline-level="2"><text:bookmark-start text:name="_Ref4626313901"/>Hiérarchisation des exigences<text:bookmark-end text:name="_Ref4626313901"/> non fonctionnelles</text:h>
      <text:p text:style-name="Standard"/>
      <table:table table:name="Tableau16" table:style-name="Tableau16">
        <table:table-column table:style-name="Tableau16.A"/>
        <table:table-column table:style-name="Tableau16.B"/>
        <table:table-row table:style-name="Tableau16.1">
          <table:table-cell table:style-name="Tableau16.A1" office:value-type="string">
            <text:p text:style-name="P18">Exigence</text:p>
          </table:table-cell>
          <table:table-cell table:style-name="Tableau16.B1" office:value-type="string">
            <text:p text:style-name="P5">Importance</text:p>
          </table:table-cell>
        </table:table-row>
        <table:table-row table:style-name="Tableau16.1">
          <table:table-cell table:style-name="Tableau16.A2" office:value-type="string">
            <text:p text:style-name="Standard"><text:s/></text:p>
          </table:table-cell>
          <table:table-cell table:style-name="Tableau16.B2" office:value-type="string">
            <text:p text:style-name="Standard"><text:s/></text:p>
          </table:table-cell>
        </table:table-row>
        <table:table-row table:style-name="Tableau16.1">
          <table:table-cell table:style-name="Tableau16.A2" office:value-type="string">
            <text:p text:style-name="Standard"><text:s/></text:p>
          </table:table-cell>
          <table:table-cell table:style-name="Tableau16.B2" office:value-type="string">
            <text:p text:style-name="Standard"><text:s/></text:p>
          </table:table-cell>
        </table:table-row>
        <table:table-row table:style-name="Tableau16.1">
          <table:table-cell table:style-name="Tableau16.A2" office:value-type="string">
            <text:p text:style-name="Standard"><text:s/></text:p>
          </table:table-cell>
          <table:table-cell table:style-name="Tableau16.B2" office:value-type="string">
            <text:p text:style-name="Standard"><text:s/></text:p>
          </table:table-cell>
        </table:table-row>
        <table:table-row table:style-name="Tableau16.1">
          <table:table-cell table:style-name="Tableau16.A2" office:value-type="string">
            <text:p text:style-name="Standard"/>
            <text:p text:style-name="Standard"/>
          </table:table-cell>
          <table:table-cell table:style-name="Tableau16.B2" office:value-type="string">
            <text:p text:style-name="Standard"/>
          </table:table-cell>
        </table:table-row>
        <table:table-row table:style-name="Tableau16.1">
          <table:table-cell table:style-name="Tableau16.A2" office:value-type="string">
            <text:p text:style-name="Standard"/>
          </table:table-cell>
          <table:table-cell table:style-name="Tableau16.B2"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ab-stops/>
      </style:paragraph-properties>
      <style:text-properties fo:font-size="10pt" style:font-size-asian="8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text-transform="uppercase" fo:font-size="16pt" fo:font-weight="bold"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09cm" fo:margin-bottom="0.109cm" fo:text-indent="0cm" style:auto-text-indent="false" fo:keep-with-next="always"/>
      <style:text-properties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1cm" fo:margin-bottom="0.109cm" fo:text-indent="0cm" style:auto-text-indent="false" fo:keep-with-next="always"/>
      <style:text-properties fo:font-size="12pt" fo:font-weight="bold" style:font-size-asian="14pt" style:font-weight-asian="bold"/>
    </style:style>
    <style:style style:name="Heading_20_4" style:display-name="Heading 4"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class="text">
      <style:paragraph-properties fo:margin-left="0cm" fo:margin-right="0cm" fo:margin-top="0.106cm" fo:margin-bottom="0.106cm" fo:text-indent="0cm" style:auto-text-indent="false" fo:keep-with-next="always"/>
      <style:text-properties fo:font-size="11pt" fo:font-weight="bold" style:font-size-asian="11pt" style:font-weight-asian="bold"/>
    </style:style>
    <style:style style:name="Heading_20_6" style:display-name="Heading 6" style:family="paragraph" style:parent-style-name="Heading_20_5" style:next-style-name="Standard" style:class="text">
      <style:paragraph-properties fo:margin-left="0cm" fo:margin-right="0cm" fo:text-indent="0cm" style:auto-text-indent="false"/>
      <style:text-properties fo:font-size="10pt" style:font-size-asian="10pt"/>
    </style:style>
    <style:style style:name="Heading_20_7" style:display-name="Heading 7" style:family="paragraph" style:parent-style-name="Heading_20_6" style:next-style-name="Standard" style:class="text">
      <style:paragraph-properties fo:margin-left="0cm" fo:margin-right="0cm" fo:text-indent="0cm" style:auto-text-indent="false"/>
      <style:text-properties fo:font-style="italic" fo:font-weight="normal" style:font-style-asian="italic" style:font-weight-asian="normal"/>
    </style:style>
    <style:style style:name="Heading_20_8" style:display-name="Heading 8" style:family="paragraph" style:parent-style-name="Heading_20_7" style:next-style-name="Standard" style:class="text">
      <style:paragraph-properties fo:margin-left="0cm" fo:margin-right="0cm" fo:text-indent="0cm" style:auto-text-indent="false"/>
    </style:style>
    <style:style style:name="Heading_20_9" style:display-name="Heading 9" style:family="paragraph" style:parent-style-name="Heading_20_8" style:next-style-name="Standard" style:class="text"/>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cm" fo:padding-right="0cm" fo:padding-top="0cm" fo:padding-bottom="0.035cm" fo:border-left="none" fo:border-right="none" fo:border-top="none" fo:border-bottom="0.002cm solid #00000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class="extra">
      <style:paragraph-properties fo:padding-left="0cm" fo:padding-right="0cm" fo:padding-top="0.035cm" fo:padding-bottom="0cm" fo:border-left="none" fo:border-right="none" fo:border-top="0.002cm solid #000000" fo:border-bottom="none">
        <style:tab-stops>
          <style:tab-stop style:position="8.001cm" style:type="center"/>
          <style:tab-stop style:position="16.002cm"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list-style-name="WW8Num78" style:class="extra">
      <style:paragraph-properties fo:margin-left="0cm" fo:margin-right="0cm" fo:margin-top="0.212cm" fo:margin-bottom="0.212cm" fo:text-align="center" style:justify-single-word="false" fo:text-indent="0cm" style:auto-text-indent="false"/>
      <style:text-properties fo:font-style="italic" style:font-style-asian="italic"/>
    </style:style>
    <style:style style:name="Footnote" style:family="paragraph" style:parent-style-name="Standard" style:class="extra">
      <style:text-properties fo:font-size="8pt" style:font-size-asian="8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42cm" fo:margin-bottom="1.011cm" fo:text-align="center" style:justify-single-word="false" fo:text-indent="0cm" style:auto-text-indent="false" text:number-lines="false" text:line-number="0"/>
      <style:text-properties fo:text-transform="uppercase" style:font-name="Times" fo:font-size="2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423cm" fo:margin-bottom="0.212cm" fo:text-indent="0cm" style:auto-text-indent="false">
        <style:tab-stops/>
      </style:paragraph-properties>
      <style:text-properties fo:text-transform="uppercase" fo:font-size="12pt" fo:font-weight="bold" style:font-weight-asian="bold"/>
    </style:style>
    <style:style style:name="Contents_20_2" style:display-name="Contents 2" style:family="paragraph" style:parent-style-name="Standard" style:next-style-name="Standard" style:class="index">
      <style:paragraph-properties fo:margin-left="0.101cm" fo:margin-right="0cm" fo:margin-top="0.199cm" fo:margin-bottom="0.011cm" fo:text-indent="0cm" style:auto-text-indent="false"/>
      <style:text-properties fo:font-variant="normal" fo:text-transform="none" fo:font-size="11pt"/>
    </style:style>
    <style:style style:name="Contents_20_3" style:display-name="Contents 3" style:family="paragraph" style:parent-style-name="Standard" style:next-style-name="Standard" style:class="index">
      <style:paragraph-properties fo:margin-left="0.199cm" fo:margin-right="0cm" fo:text-indent="0cm" style:auto-text-indent="false" fo:background-color="transparent">
        <style:background-image/>
      </style:paragraph-properties>
    </style:style>
    <style:style style:name="Contents_20_4" style:display-name="Contents 4" style:family="paragraph" style:parent-style-name="Standard" style:next-style-name="Standard" style:class="index"/>
    <style:style style:name="Contents_20_5" style:display-name="Contents 5" style:family="paragraph" style:parent-style-name="Standard" style:next-style-name="Standard" style:class="index"/>
    <style:style style:name="Contents_20_6" style:display-name="Contents 6" style:family="paragraph" style:parent-style-name="Standard" style:next-style-name="Standard" style:class="index"/>
    <style:style style:name="Contents_20_7" style:display-name="Contents 7" style:family="paragraph" style:parent-style-name="Standard" style:next-style-name="Standard" style:class="index"/>
    <style:style style:name="Contents_20_8" style:display-name="Contents 8" style:family="paragraph" style:parent-style-name="Standard" style:next-style-name="Standard" style:class="index"/>
    <style:style style:name="Contents_20_9" style:display-name="Contents 9" style:family="paragraph" style:parent-style-name="Standard" style:next-style-name="Standard" style:class="index"/>
    <style:style style:name="Title" style:family="paragraph" style:parent-style-name="Standard" style:next-style-name="Subtitle" style:class="chapter">
      <style:paragraph-properties fo:margin-top="0.423cm" fo:margin-bottom="0.423cm" fo:text-align="center" style:justify-single-word="false"/>
      <style:text-properties fo:text-transform="uppercase" fo:font-size="20pt" fo:font-weight="bold" style:letter-kerning="true"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able_20_des_20_illustrations" style:display-name="WW-Table des illustrations" style:family="paragraph" style:parent-style-name="Standard" style:next-style-name="Standard">
      <style:paragraph-properties fo:margin-left="0.706cm" fo:margin-right="0cm" fo:text-indent="-0.706cm" style:auto-text-indent="false"/>
    </style:style>
    <style:style style:name="WW-Liste_20_à_20_puces" style:display-name="WW-Liste à puces" style:family="paragraph" style:parent-style-name="Standard" style:list-style-name="WW8Num6">
      <style:paragraph-properties fo:margin-left="0cm" fo:margin-right="0cm" fo:text-indent="0cm" style:auto-text-indent="false"/>
      <style:text-properties fo:font-style="italic" style:font-style-asian="italic" style:font-style-complex="italic"/>
    </style:style>
    <style:style style:name="WW-Liste_20_à_20_puces_20_2" style:display-name="WW-Liste à puces 2" style:family="paragraph" style:parent-style-name="Standard" style:list-style-name="WW8Num4">
      <style:paragraph-properties fo:margin-left="0cm" fo:margin-right="0cm" fo:text-indent="0cm" style:auto-text-indent="false"/>
    </style:style>
    <style:style style:name="WW-Liste_20_à_20_numéros" style:display-name="WW-Liste à numéros" style:family="paragraph" style:parent-style-name="Standard" style:list-style-name="WW8Num5">
      <style:paragraph-properties fo:margin-left="0cm" fo:margin-right="0cm" fo:text-indent="0cm" style:auto-text-indent="false"/>
    </style:style>
    <style:style style:name="WW-Corps_20_de_20_texte_20_2" style:display-name="WW-Corps de texte 2" style:family="paragraph" style:parent-style-name="Standard">
      <style:paragraph-properties style:text-autospace="none"/>
      <style:text-properties fo:font-size="8pt" fo:font-style="italic" style:font-size-asian="8pt" style:font-style-asian="italic" style:font-style-complex="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1z0" style:family="text">
      <style:text-properties style:font-name="Helvetica"/>
    </style:style>
    <style:style style:name="WW8Num34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3z0" style:family="text">
      <style:text-properties style:font-name="Helvetica"/>
    </style:style>
    <style:style style:name="WW8Num44z0" style:family="text">
      <style:text-properties style:font-name="Symbol"/>
    </style:style>
    <style:style style:name="WW8Num46z0" style:family="text">
      <style:text-properties style:font-name="Symbol"/>
    </style:style>
    <style:style style:name="WW8Num48z0" style:family="text">
      <style:text-properties style:font-name="Symbol"/>
    </style:style>
    <style:style style:name="WW8Num50z0" style:family="text">
      <style:text-properties style:font-name="Symbol"/>
    </style:style>
    <style:style style:name="WW8Num52z0" style:family="text">
      <style:text-properties style:font-name="Symbol"/>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61z0" style:family="text">
      <style:text-properties style:font-name="Symbol"/>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0z0" style:family="text">
      <style:text-properties style:font-name="Symbol"/>
    </style:style>
    <style:style style:name="WW8Num71z0" style:family="text">
      <style:text-properties style:font-name="Symbol"/>
    </style:style>
    <style:style style:name="WW8Num72z0" style:family="text">
      <style:text-properties style:font-name="Symbol"/>
    </style:style>
    <style:style style:name="WW8Num75z0" style:family="text">
      <style:text-properties style:font-name="Symbol"/>
    </style:style>
    <style:style style:name="WW8Num76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5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font-name="Symbol"/>
    </style:style>
    <style:style style:name="WW8Num93z0" style:family="text">
      <style:text-properties style:font-name="Symbol"/>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8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5z0" style:family="text">
      <style:text-properties style:font-name="Symbol"/>
    </style:style>
    <style:style style:name="WW8Num108z0" style:family="text">
      <style:text-properties style:font-name="Symbol"/>
    </style:style>
    <style:style style:name="WW8Num109z0" style:family="text">
      <style:text-properties style:font-name="Symbol"/>
    </style:style>
    <style:style style:name="WW8Num110z0" style:family="text">
      <style:text-properties style:font-name="Symbol"/>
    </style:style>
    <style:style style:name="WW8Num110z1" style:family="text">
      <style:text-properties style:font-name="Courier New"/>
    </style:style>
    <style:style style:name="WW8Num110z2" style:family="text">
      <style:text-properties style:font-name="Wingdings"/>
    </style:style>
    <style:style style:name="WW8Num118z0" style:family="text">
      <style:text-properties style:font-name="Symbol"/>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St4z0" style:family="text">
      <style:text-properties style:font-name="Symbol"/>
    </style:style>
    <style:style style:name="WW8NumSt5z0"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51cm"/>
      </text:outline-level-style>
      <text:outline-level-style text:level="2" style:num-format="1" text:display-levels="2">
        <style:list-level-properties text:min-label-width="0.87cm"/>
      </text:outline-level-style>
      <text:outline-level-style text:level="3" style:num-format="1" text:display-levels="3">
        <style:list-level-properties text:min-label-width="1.169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1.499cm"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text:style-name="WW8Num31z0"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text:style-name="WW8Num43z0"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text:style-name="WW8Num63z0" style:num-prefix="" style:num-format="">
        <style:list-level-properties text:space-before="1.11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fo:font-family="'Courier New'" style:font-family-generic="modern" style:font-pitch="fixed"/>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fo:font-family="'Courier New'" style:font-family-generic="modern" style:font-pitch="fixed"/>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fo:font-family="'Courier New'" style:font-family-generic="modern" style:font-pitch="fixed"/>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text:start-value="6">
        <style:list-level-properties text:min-label-width="1.24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prefix="("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bullet text:level="2" text:style-name="WW8Num91z1" style:num-suffix="." text:bullet-char="o">
        <style:list-level-properties text:space-before="1.27cm" text:min-label-width="0.635cm"/>
        <style:text-properties fo:font-family="'Courier New'" style:font-family-generic="modern" style:font-pitch="fixed"/>
      </text:list-level-style-bullet>
      <text:list-level-style-bullet text:level="3" text:style-name="WW8Num91z2" style:num-suffix="." text:bullet-char="">
        <style:list-level-properties text:space-before="2.54cm" text:min-label-width="0.635cm"/>
        <style:text-properties style:font-name="Wingdings"/>
      </text:list-level-style-bullet>
      <text:list-level-style-bullet text:level="4" text:style-name="WW8Num91z0" style:num-suffix="." text:bullet-char="">
        <style:list-level-properties text:space-before="3.81cm" text:min-label-width="0.635cm"/>
        <style:text-properties style:font-name="Symbol"/>
      </text:list-level-style-bullet>
      <text:list-level-style-bullet text:level="5" text:style-name="WW8Num91z1" style:num-suffix="." text:bullet-char="o">
        <style:list-level-properties text:space-before="5.08cm" text:min-label-width="0.635cm"/>
        <style:text-properties fo:font-family="'Courier New'" style:font-family-generic="modern" style:font-pitch="fixed"/>
      </text:list-level-style-bullet>
      <text:list-level-style-bullet text:level="6" text:style-name="WW8Num91z2" style:num-suffix="." text:bullet-char="">
        <style:list-level-properties text:space-before="6.35cm" text:min-label-width="0.635cm"/>
        <style:text-properties style:font-name="Wingdings"/>
      </text:list-level-style-bullet>
      <text:list-level-style-bullet text:level="7" text:style-name="WW8Num91z0" style:num-suffix="." text:bullet-char="">
        <style:list-level-properties text:space-before="7.62cm" text:min-label-width="0.635cm"/>
        <style:text-properties style:font-name="Symbol"/>
      </text:list-level-style-bullet>
      <text:list-level-style-bullet text:level="8" text:style-name="WW8Num91z1" style:num-suffix="." text:bullet-char="o">
        <style:list-level-properties text:space-before="8.89cm" text:min-label-width="0.635cm"/>
        <style:text-properties fo:font-family="'Courier New'" style:font-family-generic="modern" style:font-pitch="fixed"/>
      </text:list-level-style-bullet>
      <text:list-level-style-bullet text:level="9" text:style-name="WW8Num9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0.499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bullet text:level="2" text:style-name="WW8Num94z1" style:num-suffix="." text:bullet-char="o">
        <style:list-level-properties text:space-before="1.27cm" text:min-label-width="0.635cm"/>
        <style:text-properties fo:font-family="'Courier New'" style:font-family-generic="modern" style:font-pitch="fixed"/>
      </text:list-level-style-bullet>
      <text:list-level-style-bullet text:level="3" text:style-name="WW8Num94z2" style:num-suffix="." text:bullet-char="">
        <style:list-level-properties text:space-before="2.54cm" text:min-label-width="0.635cm"/>
        <style:text-properties style:font-name="Wingdings"/>
      </text:list-level-style-bullet>
      <text:list-level-style-bullet text:level="4" text:style-name="WW8Num94z0" style:num-suffix="." text:bullet-char="">
        <style:list-level-properties text:space-before="3.81cm" text:min-label-width="0.635cm"/>
        <style:text-properties style:font-name="Symbol"/>
      </text:list-level-style-bullet>
      <text:list-level-style-bullet text:level="5" text:style-name="WW8Num94z1" style:num-suffix="." text:bullet-char="o">
        <style:list-level-properties text:space-before="5.08cm" text:min-label-width="0.635cm"/>
        <style:text-properties fo:font-family="'Courier New'" style:font-family-generic="modern" style:font-pitch="fixed"/>
      </text:list-level-style-bullet>
      <text:list-level-style-bullet text:level="6" text:style-name="WW8Num94z2" style:num-suffix="." text:bullet-char="">
        <style:list-level-properties text:space-before="6.35cm" text:min-label-width="0.635cm"/>
        <style:text-properties style:font-name="Wingdings"/>
      </text:list-level-style-bullet>
      <text:list-level-style-bullet text:level="7" text:style-name="WW8Num94z0" style:num-suffix="." text:bullet-char="">
        <style:list-level-properties text:space-before="7.62cm" text:min-label-width="0.635cm"/>
        <style:text-properties style:font-name="Symbol"/>
      </text:list-level-style-bullet>
      <text:list-level-style-bullet text:level="8" text:style-name="WW8Num94z1" style:num-suffix="." text:bullet-char="o">
        <style:list-level-properties text:space-before="8.89cm" text:min-label-width="0.635cm"/>
        <style:text-properties fo:font-family="'Courier New'" style:font-family-generic="modern" style:font-pitch="fixed"/>
      </text:list-level-style-bullet>
      <text:list-level-style-bullet text:level="9" text:style-name="WW8Num9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style:num-suffix="."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Symbol"/>
      </text:list-level-style-bullet>
      <text:list-level-style-bullet text:level="2" text:style-name="WW8Num1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0"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0"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4.502cm" text:min-label-width="0.499cm"/>
      </text:list-level-style-number>
    </text:list-style>
    <text:list-style style:name="WW8Num112"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3"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style:num-suffix="." text:bullet-char="-">
        <style:list-level-properties text:space-before="1.499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page-layout style:name="pm1">
      <style:page-layout-properties fo:page-width="21.013cm" fo:page-height="29.699cm" style:num-format="1" style:print-orientation="portrait" fo:margin-top="1.3cm" fo:margin-bottom="1.3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cm" fo:margin-left="0cm" fo:margin-right="0cm" fo:margin-bottom="0.201cm" style:dynamic-spacing="true"/>
      </style:header-style>
      <style:footer-style>
        <style:header-footer-properties fo:min-height="0.7cm" fo:margin-left="0cm" fo:margin-right="0cm" fo:margin-top="0.201cm" style:dynamic-spacing="true"/>
      </style:footer-style>
    </style:page-layout>
    <style:page-layout style:name="pm2">
      <style:page-layout-properties fo:page-width="21.013cm" fo:page-height="29.699cm" style:num-format="1" style:print-orientation="portrait" fo:margin-top="2cm" fo:margin-bottom="1.3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cm" fo:margin-left="0cm" fo:margin-right="0cm" fo:margin-top="0.201cm" style:dynamic-spacing="true"/>
      </style:footer-style>
    </style:page-layout>
    <style:page-layout style:name="pm3">
      <style:page-layout-properties fo:page-width="21.013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ubject/><text:tab/>Cahier des charges<text:tab/> <text:s/>/ <text:s text:c="3"/>/ <text:s text:c="6"/></text:p>
      </style:header>
      <style:footer>
        <text:p text:style-name="Footer"><text:tab/><text:tab/>Page <text:page-number text:select-page="current">7</text:page-number> sur <text:span text:style-name="Page_20_Number"><text:page-count style:num-format="1">7</text:page-count></text:span></text:p>
      </style:footer>
    </style:master-page>
    <style:master-page style:name="First_20_Page" style:display-name="First Page" style:page-layout-name="pm2" style:next-style-name="Standard">
      <style:footer>
        <text:p text:style-name="Footer"><text:tab/><text:tab/><text:span text:style-name="Page_20_Number"><text:page-count style:num-format="1">7</text:page-count></text:span><text:span text:style-name="Page_20_Number"> pages</text:span></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Cahier des charges</dc:title>
    <meta:initial-creator>lassudrie</meta:initial-creator>
    <meta:creation-date>2004-08-03T16:02:00</meta:creation-date>
    <dc:date>2007-08-28T16:05:48</dc:date>
    <meta:print-date>2005-09-07T09:10:10</meta:print-date>
    <dc:language>en-US</dc:language>
    <meta:editing-cycles>54</meta:editing-cycles>
    <meta:editing-duration>PT12H53M22S</meta:editing-duration>
    <meta:user-defined meta:name="Info 1"/>
    <meta:user-defined meta:name="Info 2"/>
    <meta:user-defined meta:name="Info 3"/>
    <meta:user-defined meta:name="Info 4"/>
    <meta:document-statistic meta:table-count="6" meta:image-count="0" meta:object-count="0" meta:page-count="7" meta:paragraph-count="76" meta:word-count="213" meta:character-count="1652"/>
  </office:meta>
</office:document-meta>
</file>